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8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4" calcext:value-type="float">
            <text:p>64</text:p>
          </table:table-cell>
          <table:table-cell table:style-name="ce7" table:formula="of:=COUNTIF([.B7:.B135];&quot;X&quot;)" office:value-type="float" office:value="50" calcext:value-type="float">
            <text:p>50</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72" calcext:value-type="float">
            <text:p>72</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6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4">00/00/0000</text:date>, <text:time style:data-style-name="N2" text:time-value="20:19:02.5941695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4T20:20:32.304203281</dc:date>
    <meta:editing-duration>PT7H14M33S</meta:editing-duration>
    <meta:editing-cycles>90</meta:editing-cycles>
    <meta:document-statistic meta:table-count="1" meta:cell-count="355" meta:object-count="0"/>
  </office:meta>
</office:document-meta>
</file>